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#000000" fo:color="#ffffff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#000000" fo:color="#ffffff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#000000" fo:color="#ffffff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#000000" fo:color="#ffffff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#000000" fo:color="#ffffff"/>
    </style:style>
    <style:style style:name="T2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#000000" fo:color="#ffffff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fo:color="#ffffff"/>
    </style:style>
    <style:style style:name="T29" style:family="text">
      <style:text-properties fo:font-size="12.00pt" fo:font-weight="normal" fo:font-family="'Times New Roman'" style:font-family-asian="'Times New Roman'" style:font-family-complex="'Times New Roman'" fo:background-color="#000000" fo:color="#ffffff"/>
    </style:style>
    <style:style style:name="T3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#000000" fo:color="#ffffff"/>
    </style:style>
    <style:style style:name="T3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#000000" fo:color="#ffffff"/>
    </style:style>
    <style:style style:name="T3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#000000" fo:color="#ffffff"/>
    </style:style>
    <style:style style:name="T3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#000000" fo:color="#ffffff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#000000" fo:color="#ffffff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#000000" fo:color="#ffffff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#000000" fo:color="#0070c0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#000000" fo:color="#538135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#000000" fo:color="#ffffff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#000000" fo:color="#ffffff"/>
    </style:style>
    <style:style style:name="T43" style:family="text">
      <style:text-properties fo:font-size="12.00pt" fo:font-weight="normal" fo:font-family="'Times New Roman'" style:font-family-asian="'Times New Roman'" style:font-family-complex="'Times New Roman'" fo:background-color="#000000" fo:color="#538135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#000000" fo:color="#ffffff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#000000" fo:color="#ffffff"/>
    </style:style>
    <style:style style:name="T47" style:family="text">
      <style:text-properties fo:font-size="12.00pt" fo:font-weight="normal" fo:font-family="'Times New Roman'" style:font-family-asian="'Times New Roman'" style:font-family-complex="'Times New Roman'" fo:background-color="#000000" fo:color="#538135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#000000" fo:color="#ffffff"/>
    </style:style>
    <style:style style:name="T49" style:family="text">
      <style:text-properties fo:font-size="12.00pt" fo:font-weight="normal" fo:font-family="'Times New Roman'" style:font-family-asian="'Times New Roman'" style:font-family-complex="'Times New Roman'" fo:background-color="#000000" fo:color="#538135"/>
    </style:style>
    <style:style style:name="T50" style:family="text">
      <style:text-properties fo:font-size="12.00pt" fo:font-weight="normal" fo:font-family="'Times New Roman'" style:font-family-asian="'Times New Roman'" style:font-family-complex="'Times New Roman'" fo:background-color="#000000" fo:color="#ffffff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Times New Roman'" style:font-family-asian="'Times New Roman'" style:font-family-complex="'Times New Roman'" fo:background-color="#000000" fo:color="#ffffff"/>
    </style:style>
    <style:style style:name="T53" style:family="text">
      <style:text-properties fo:font-size="12.00pt" fo:font-weight="normal" fo:font-family="'Times New Roman'" style:font-family-asian="'Times New Roman'" style:font-family-complex="'Times New Roman'" fo:background-color="#000000" fo:color="#538135"/>
    </style:style>
    <style:style style:name="T54" style:family="text">
      <style:text-properties fo:font-size="12.00pt" fo:font-weight="normal" fo:font-family="'Times New Roman'" style:font-family-asian="'Times New Roman'" style:font-family-complex="'Times New Roman'" fo:background-color="#000000" fo:color="#ffffff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Times New Roman'" style:font-family-asian="'Times New Roman'" style:font-family-complex="'Times New Roman'" fo:background-color="#000000" fo:color="#ffffff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2.00pt" fo:font-weight="normal" fo:font-family="'Times New Roman'" style:font-family-asian="'Times New Roman'" style:font-family-complex="'Times New Roman'" fo:background-color="#000000" fo:color="#ffffff"/>
    </style:style>
    <style:style style:name="T60" style:family="text">
      <style:text-properties fo:font-size="12.00pt" fo:font-weight="normal" fo:font-family="'Times New Roman'" style:font-family-asian="'Times New Roman'" style:font-family-complex="'Times New Roman'" fo:background-color="#ffffff" fo:color="#000000"/>
    </style:style>
    <style:style style:name="T6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ffffff" fo:color="#0000ff"/>
    </style:style>
    <style:style style:name="T62" style:family="text">
      <style:text-properties fo:font-size="12.00pt" fo:font-weight="normal" fo:font-family="'Times New Roman'" style:font-family-asian="'Times New Roman'" style:font-family-complex="'Times New Roman'" fo:background-color="#ffffff" fo:color="#000000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'Times New Roman'" style:font-family-asian="'Times New Roman'" style:font-family-complex="'Times New Roman'" fo:background-color="#ffffff" fo:color="#000000"/>
    </style:style>
    <style:style style:name="T65" style:family="text">
      <style:text-properties fo:font-size="12.00pt" fo:font-weight="normal" fo:font-family="'Times New Roman'" style:font-family-asian="'Times New Roman'" style:font-family-complex="'Times New Roman'" fo:background-color="#000000" fo:color="#ffffff"/>
    </style:style>
    <style:style style:name="T66" style:family="text">
      <style:text-properties fo:font-size="12.00pt" fo:font-weight="normal" fo:font-family="'Times New Roman'" style:font-family-asian="'Times New Roman'" style:font-family-complex="'Times New Roman'" fo:background-color="#ffffff" fo:color="#000000"/>
    </style:style>
    <style:style style:name="T67" style:family="text">
      <style:text-properties fo:font-size="12.00pt" fo:font-weight="normal" fo:font-family="'Times New Roman'" style:font-family-asian="'Times New Roman'" style:font-family-complex="'Times New Roman'" fo:background-color="#000000" fo:color="#ffffff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fo:color="#ffffff"/>
    </style:style>
    <style:style style:name="T69" style:family="text">
      <style:text-properties fo:font-size="12.00pt" fo:font-weight="normal" fo:font-family="'Times New Roman'" style:font-family-asian="'Times New Roman'" style:font-family-complex="'Times New Roman'" fo:background-color="#000000" fo:color="#ffffff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Times New Roman'" style:font-family-asian="'Times New Roman'" style:font-family-complex="'Times New Roman'" fo:background-color="#ffffff" fo:color="#000000"/>
    </style:style>
    <style:style style:name="T72" style:family="text">
      <style:text-properties fo:font-size="12.00pt" fo:font-weight="normal" fo:font-family="'Times New Roman'" style:font-family-asian="'Times New Roman'" style:font-family-complex="'Times New Roman'" fo:background-color="#000000" fo:color="#ffffff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fo:color="#ffffff"/>
    </style:style>
    <style:style style:name="T74" style:family="text">
      <style:text-properties fo:font-size="12.00pt" fo:font-weight="normal" fo:font-family="'Times New Roman'" style:font-family-asian="'Times New Roman'" style:font-family-complex="'Times New Roman'" fo:background-color="#000000" fo:color="#ffffff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Times New Roman'" style:font-family-asian="'Times New Roman'" style:font-family-complex="'Times New Roman'" fo:background-color="#000000" fo:color="#ffffff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Times New Roman'" style:font-family-asian="'Times New Roman'" style:font-family-complex="'Times New Roman'" fo:background-color="#000000" fo:color="#ffffff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fo:color="#ffffff"/>
    </style:style>
    <style:style style:name="T80" style:family="text">
      <style:text-properties fo:font-size="12.00pt" fo:font-weight="normal" fo:font-family="'Times New Roman'" style:font-family-asian="'Times New Roman'" style:font-family-complex="'Times New Roman'" fo:background-color="#000000" fo:color="#ffffff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Times New Roman'" style:font-family-asian="'Times New Roman'" style:font-family-complex="'Times New Roman'" fo:background-color="#ffffff" fo:color="#000000"/>
    </style:style>
    <style:style style:name="T83" style:family="text">
      <style:text-properties fo:font-size="12.00pt" fo:font-weight="normal" fo:font-family="'Times New Roman'" style:font-family-asian="'Times New Roman'" style:font-family-complex="'Times New Roman'" fo:background-color="#000000" fo:color="#ffffff"/>
    </style:style>
    <style:style style:name="T84" style:family="text">
      <style:text-properties fo:font-size="12.00pt" fo:font-weight="normal" fo:font-family="'Times New Roman'" style:font-family-asian="'Times New Roman'" style:font-family-complex="'Times New Roman'" fo:background-color="#ffffff" fo:color="#000000"/>
    </style:style>
    <style:style style:name="T85" style:family="text">
      <style:text-properties fo:font-size="12.00pt" fo:font-weight="normal" fo:font-family="'Times New Roman'" style:font-family-asian="'Times New Roman'" style:font-family-complex="'Times New Roman'" fo:background-color="#000000" fo:color="#ffffff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'Times New Roman'" style:font-family-asian="'Times New Roman'" style:font-family-complex="'Times New Roman'" fo:background-color="#ffffff" fo:color="#000000"/>
    </style:style>
    <style:style style:name="P1" style:family="paragraph">
      <style:paragraph-properties fo:line-height="105.00%" fo:text-align="left" fo:margin-bottom="8.00pt"/>
    </style:style>
    <text:list-style style:name="L2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2" style:family="paragraph">
      <style:paragraph-properties fo:line-height="105.00%" fo:text-align="left" fo:margin-bottom="8.00pt"/>
    </style:style>
    <style:style style:name="P3" style:family="paragraph">
      <style:paragraph-properties fo:line-height="105.00%" fo:text-align="left" fo:margin-bottom="8.00pt"/>
    </style:style>
    <text:list-style style:name="L4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4" style:family="paragraph">
      <style:paragraph-properties fo:line-height="105.00%" fo:text-align="left" fo:margin-bottom="8.00pt"/>
    </style:style>
    <style:style style:name="P5" style:family="paragraph">
      <style:paragraph-properties fo:line-height="105.00%" fo:text-align="left" fo:margin-bottom="8.00pt"/>
    </style:style>
    <text:list-style style:name="L6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6" style:family="paragraph">
      <style:paragraph-properties fo:line-height="105.00%" fo:text-align="left" fo:margin-bottom="8.00pt"/>
    </style:style>
    <style:style style:name="P7" style:family="paragraph">
      <style:paragraph-properties fo:line-height="105.00%" fo:text-align="left" fo:margin-bottom="8.00pt"/>
    </style:style>
    <text:list-style style:name="L8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8" style:family="paragraph">
      <style:paragraph-properties fo:line-height="105.00%" fo:text-align="left" fo:margin-bottom="8.00pt"/>
    </style:style>
    <style:style style:name="P9" style:family="paragraph">
      <style:paragraph-properties fo:line-height="105.00%" fo:text-align="left" fo:margin-bottom="8.00pt"/>
    </style:style>
    <text:list-style style:name="L10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10" style:family="paragraph">
      <style:paragraph-properties fo:line-height="105.00%" fo:text-align="left" fo:margin-bottom="8.00pt"/>
    </style:style>
    <style:style style:name="P11" style:family="paragraph">
      <style:paragraph-properties fo:line-height="105.00%" fo:text-align="left" fo:margin-bottom="8.00pt"/>
    </style:style>
    <text:list-style style:name="L12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12" style:family="paragraph">
      <style:paragraph-properties fo:line-height="105.00%" fo:text-align="left" fo:margin-bottom="8.00pt"/>
    </style:style>
    <style:style style:name="P13" style:family="paragraph">
      <style:paragraph-properties fo:line-height="105.00%" fo:text-align="left" fo:margin-bottom="8.00pt"/>
    </style:style>
    <text:list-style style:name="L14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14" style:family="paragraph">
      <style:paragraph-properties fo:line-height="105.00%" fo:text-align="left" fo:margin-bottom="8.00pt"/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5.00%" fo:text-align="left" fo:margin-bottom="8.00pt"/>
    </style:style>
    <text:list-style style:name="L17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17" style:family="paragraph">
      <style:paragraph-properties fo:line-height="105.00%" fo:text-align="left" fo:margin-bottom="8.00pt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5.00%" fo:text-align="left" fo:margin-bottom="8.00pt"/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5.00%" fo:text-align="left" fo:margin-bottom="8.00pt"/>
    </style:style>
    <text:list-style style:name="L22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22" style:family="paragraph">
      <style:paragraph-properties fo:line-height="105.00%" fo:text-align="left" fo:margin-bottom="8.00pt"/>
    </style:style>
    <style:style style:name="P23" style:family="paragraph">
      <style:paragraph-properties fo:line-height="105.00%" fo:text-align="left" fo:margin-bottom="8.00pt"/>
    </style:style>
    <text:list-style style:name="L24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24" style:family="paragraph">
      <style:paragraph-properties fo:line-height="105.00%" fo:text-align="left" fo:margin-bottom="8.00pt"/>
    </style:style>
    <style:style style:name="P25" style:family="paragraph">
      <style:paragraph-properties fo:line-height="105.00%" fo:text-align="left" fo:margin-bottom="8.00pt"/>
    </style:style>
    <text:list-style style:name="L26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26" style:family="paragraph">
      <style:paragraph-properties fo:line-height="105.00%" fo:text-align="left" fo:margin-bottom="8.00pt"/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5.00%" fo:text-align="left" fo:margin-bottom="8.00pt"/>
    </style:style>
    <text:list-style style:name="L29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29" style:family="paragraph">
      <style:paragraph-properties fo:line-height="105.00%" fo:text-align="left" fo:margin-bottom="8.00pt"/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5.00%" fo:text-align="left" fo:margin-bottom="8.00pt"/>
    </style:style>
    <text:list-style style:name="L32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32" style:family="paragraph">
      <style:paragraph-properties fo:line-height="105.00%" fo:text-align="left" fo:margin-bottom="8.00pt"/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5.00%" fo:text-align="left" fo:margin-bottom="8.00pt"/>
    </style:style>
  </office:automatic-styles>
  <office:body>
    <office:text>
      <text:p text:style-name="P1"><text:span text:style-name="T1">Tutorial para uso de rotas:</text:span></text:p>
      <text:p text:style-name="P1"><text:span text:style-name="T1">BackEnd: </text:span></text:p>
      <text:list text:style-name="L2">
        <text:list-item>
          <text:p text:style-name="P2"><text:span text:style-name="T1">Crie uma pasta para o projeto de backend e crie as pastas dist e src.</text:span></text:p>
        </text:list-item>
      </text:list>
      <text:p text:style-name="P3"><text:span text:style-name="T2">Obs.:</text:span><text:span text:style-name="T3"><text:s/>A pasta dist serve como um código para ser compilado pelo node em versão JS do código TS. </text:span></text:p>
      <text:list text:style-name="L4">
        <text:list-item>
          <text:p text:style-name="P4"><text:span text:style-name="T3">Utilize o comando: “npm init<text:s/></text:span><text:span text:style-name="T4">–</text:span><text:span text:style-name="T5">y</text:span><text:span text:style-name="T6">”</text:span><text:span text:style-name="T7"><text:s/>para inicializar o projeto e gerar os arquivos package.json e package-lock.json.</text:span></text:p>
        </text:list-item>
      </text:list>
      <text:p text:style-name="P5"><text:span text:style-name="T8">Obs.:</text:span><text:span text:style-name="T9"><text:s/>eles serão importantes para configurar alguns scripts e dependências em nosso código!</text:span></text:p>
      <text:p text:style-name="P5"><draw:frame text:anchor-type="as-char" svg:width="136.79mm" svg:height="67.73mm" style:rel-width="scale" style:rel-height="scale"><draw:object-ole xlink:href="OleObj1"/><draw:image xlink:href="ObjectReplacements/OleObj1"/></draw:frame><text:span text:style-name="T10"/></text:p>
      <text:list text:style-name="L6">
        <text:list-item>
          <text:p text:style-name="P6"><text:span text:style-name="T11">Use o comando:</text:span></text:p>
        </text:list-item>
      </text:list>
      <text:p text:style-name="P7"><text:span text:style-name="T12"><text:s/>npm install -g typescript //para installar o typescript globalmente.</text:span></text:p>
      <text:list text:style-name="L8">
        <text:list-item>
          <text:p text:style-name="P8"><text:span text:style-name="T13">Use o comando:</text:span></text:p>
        </text:list-item>
      </text:list>
      <text:p text:style-name="P9"><text:span text:style-name="T14">npm install express typescript<text:s/></text:span><text:span text:style-name="T15">–</text:span><text:span text:style-name="T16">save // para instalar o typescript e o express em seu projeto.</text:span></text:p>
      <text:list text:style-name="L10">
        <text:list-item>
          <text:p text:style-name="P10"><text:span text:style-name="T17">Em src, crie um arquivo “server.ts” ou “app.ts” ou “index.ts” ou com o nome que acreditar ser mais viável).</text:span></text:p>
        </text:list-item>
        <text:list-item>
          <text:p text:style-name="P10"><text:span text:style-name="T17">Ainda em src, crie um arquivo routes.ts que será responsável por armazenar as rotas criadas de uma maneira mais organizada.</text:span></text:p>
        </text:list-item>
      </text:list>
      <text:p text:style-name="P11"><draw:frame text:anchor-type="as-char" svg:width="137.58mm" svg:height="75.94mm" style:rel-width="scale" style:rel-height="scale"><draw:object-ole xlink:href="OleObj2"/><draw:image xlink:href="ObjectReplacements/OleObj2"/></draw:frame><text:span text:style-name="T18"/></text:p>
      <text:list text:style-name="L12">
        <text:list-item>
          <text:p text:style-name="P12"><text:span text:style-name="T19">Utilize o comando: “npx tsc<text:s/></text:span><text:span text:style-name="T20">–</text:span><text:span text:style-name="T21">init" para gerar o arquivo tsconfig.json. </text:span></text:p>
        </text:list-item>
      </text:list>
      <text:p text:style-name="P13"><text:span text:style-name="T22">Obs.:</text:span><text:span text:style-name="T23"><text:s/>Esse arquivo será responsável por configurar o typescrypt.</text:span></text:p>
      <text:list text:style-name="L14">
        <text:list-item>
          <text:p text:style-name="P14"><text:span text:style-name="T23">Em tsconfig.json use ctrl + a e delete o texto pré-configurado.</text:span></text:p>
        </text:list-item>
        <text:list-item>
          <text:p text:style-name="P14"><text:span text:style-name="T23">Cole o seguinte código:</text:span></text:p>
        </text:list-item>
      </text:list>
      <text:p text:style-name="P15"><text:span text:style-name="T24">{</text:span></text:p>
      <text:p text:style-name="P15"><text:span text:style-name="T24"><text:s text:c="2"/>"compilerOptions": {</text:span></text:p>
      <text:p text:style-name="P15"><text:span text:style-name="T24"><text:s text:c="4"/>"target": "es2016",</text:span></text:p>
      <text:p text:style-name="P15"><text:span text:style-name="T24"><text:s text:c="4"/>"module": "CommonJS",</text:span></text:p>
      <text:p text:style-name="P15"><text:span text:style-name="T24"><text:s text:c="4"/>"outDir": "./dist",</text:span></text:p>
      <text:p text:style-name="P15"><text:span text:style-name="T24"><text:s text:c="4"/>"rootDir": "./src",</text:span></text:p>
      <text:p text:style-name="P15"><text:span text:style-name="T24"><text:s text:c="4"/>"strict": true,</text:span></text:p>
      <text:p text:style-name="P15"><text:span text:style-name="T24"><text:s text:c="4"/>"esModuleInterop": true,</text:span></text:p>
      <text:p text:style-name="P15"><text:span text:style-name="T24"><text:s text:c="4"/>"forceConsistentCasingInFileNames": true,</text:span></text:p>
      <text:p text:style-name="P15"><text:span text:style-name="T24"><text:s text:c="4"/>"skipLibCheck": true</text:span></text:p>
      <text:p text:style-name="P15"><text:span text:style-name="T24"><text:s text:c="2"/>},</text:span></text:p>
      <text:p text:style-name="P15"><text:span text:style-name="T24"><text:s text:c="2"/>"include": ["src/**/*.ts"],</text:span></text:p>
      <text:p text:style-name="P15"><text:span text:style-name="T24"><text:s text:c="2"/>"exclude": ["node_modules", "dist"]</text:span></text:p>
      <text:p text:style-name="P15"><text:span text:style-name="T24">}</text:span></text:p>
      <text:p text:style-name="P16"><text:span text:style-name="T25">Obs.:</text:span><text:span text:style-name="T26"><text:s/>Esse arquivo direciona o diretório externo “outDir” para a pasta dist que criamos no início. É lá onde é armazenado os códigos em JS, o “rootDir” é o diretório de nosso programa principal em TS.</text:span></text:p>
      <text:list text:style-name="L17">
        <text:list-item>
          <text:p text:style-name="P17"><text:span text:style-name="T26">Em seu arquivo principal “server.js” ou similar, copie e cole o seguinte código:</text:span></text:p>
        </text:list-item>
      </text:list>
      <text:p text:style-name="P18"><text:span text:style-name="T27">import express from 'express'; //Import do express para utilização no código.</text:span></text:p>
      <text:p text:style-name="P18"><text:span text:style-name="T27">import routes from './routes'; //Import do arquivo routes.ts que será mostrado à seguir.</text:span></text:p>
      <text:p text:style-name="P18"><text:span text:style-name="T27">const app = express(); //Criação da variavel constante app que recebe express().</text:span></text:p>
      <text:p text:style-name="P18"><text:span text:style-name="T27">const port = 5000; //definição da porta que deverá ser usada para rodar o back-end.</text:span></text:p>
      <text:p text:style-name="P18"><text:span text:style-name="T28"/></text:p>
      <text:p text:style-name="P18"><text:span text:style-name="T29">app.use('/', routes); //app.use direciona ao arquivo de rotas que será chamado externamente</text:span></text:p>
      <text:p text:style-name="P18"><text:span text:style-name="T29">app.listen(port, () =&gt; {</text:span></text:p>
      <text:p text:style-name="P18"><text:span text:style-name="T29"><text:s text:c="4"/>Console.log('Servidor rodando em<text:s/></text:span><text:a xlink:href="http://localhost/"><text:span text:style-name="T31">http://</text:span><text:span text:style-name="T32"><text:s/>HYPERLINK "http://localhost/"</text:span><text:span text:style-name="T33">localhost</text:span></text:a><text:span text:style-name="T34">:' + port); }); /*app.listen para inicializar a porta escolhida e inicializar o localhost.*/</text:span></text:p>
      <text:p text:style-name="P19"><text:span text:style-name="T35">No arquivo routes.ts, copie e cole o seguinte código:</text:span></text:p>
      <text:p text:style-name="P20"><text:span text:style-name="T36">import express from 'express';</text:span></text:p>
      <text:p text:style-name="P20"><text:span text:style-name="T36">const router = express.Router();</text:span><text:span text:style-name="T37"><text:s/></text:span><text:span text:style-name="T38">/*cria um router que será utilizado para enviar as rotas para o programa principal. */</text:span></text:p>
      <text:p text:style-name="P20"><text:span text:style-name="T39"/></text:p>
      <text:p text:style-name="P20"><text:span text:style-name="T39"/></text:p>
      <text:p text:style-name="P20"><text:span text:style-name="T40">//Criação das rotas ultilizando ArrowFunction para simplificação.</text:span></text:p>
      <text:p text:style-name="P20"><text:span text:style-name="T41"/></text:p>
      <text:p text:style-name="P20"><text:span text:style-name="T42">router.get('/teste', (req, res) =&gt; { //<text:s/></text:span><text:span text:style-name="T43">/teste é a url.</text:span></text:p>
      <text:p text:style-name="P20"><text:span text:style-name="T44"><text:s text:c="4"/>res.send('Rota executou com sucesso!');</text:span></text:p>
      <text:p text:style-name="P20"><text:span text:style-name="T44">});</text:span></text:p>
      <text:p text:style-name="P20"><text:span text:style-name="T45"/></text:p>
      <text:p text:style-name="P20"><text:span text:style-name="T46">router.get('/teste/:id', (req, res) =&gt; {</text:span></text:p>
      <text:p text:style-name="P20"><text:span text:style-name="T46"><text:s text:c="8"/>const id = req.params.id; /</text:span><text:span text:style-name="T47">/Recebendo um id enviado como parametro na url !</text:span></text:p>
      <text:p text:style-name="P20"><text:span text:style-name="T48"><text:s text:c="8"/>res.send(id);<text:s/></text:span><text:span text:style-name="T49">//envio da resposta para o programa principal.</text:span></text:p>
      <text:p text:style-name="P20"><text:span text:style-name="T50">});</text:span></text:p>
      <text:p text:style-name="P20"><text:span text:style-name="T51"/></text:p>
      <text:p text:style-name="P20"><text:span text:style-name="T52">router.get('/testeQuery', (req, res) =&gt; {</text:span></text:p>
      <text:p text:style-name="P20"><text:span text:style-name="T52"><text:s text:c="8"/>res.send('Rota executou com sucesso recebendo o valor: ' + req.query.valor + ' e quantidade: ' + req.query.quantidade + '!');<text:s/></text:span><text:span text:style-name="T53">/*Recebendo a query e printando valores simultaneamente! */</text:span></text:p>
      <text:p text:style-name="P20"><text:span text:style-name="T54">});</text:span></text:p>
      <text:p text:style-name="P20"><text:span text:style-name="T55"/></text:p>
      <text:p text:style-name="P20"><text:span text:style-name="T56">export default router;</text:span></text:p>
      <text:p text:style-name="P20"><text:span text:style-name="T57"/></text:p>
      <text:p text:style-name="P21"><text:span text:style-name="T57"/></text:p>
      <text:p text:style-name="P21"><text:span text:style-name="T58">PRONTO!</text:span></text:p>
      <text:list text:style-name="L22">
        <text:list-item>
          <text:p text:style-name="P22"><text:span text:style-name="T58">Temos as primeiras rotas do backend prontas</text:span></text:p>
        </text:list-item>
        <text:list-item>
          <text:p text:style-name="P22"><text:span text:style-name="T58">Use o comando de terminal:</text:span></text:p>
        </text:list-item>
      </text:list>
      <text:p text:style-name="P23"><text:span text:style-name="T59">ts-node src/server.ts</text:span></text:p>
      <text:p text:style-name="P23"><text:span text:style-name="T60">Agora o seu código deverá estar rodando adequadamente e retornando corretamente:</text:span></text:p>
      <text:list text:style-name="L24">
        <text:list-item>
          <text:p text:style-name="P24"><text:span text:style-name="T60">Acesse a URL=<text:s/></text:span><text:a xlink:href="http://localhost:5000/teste"><text:span text:style-name="T61">http://localhost:5000/teste</text:span></text:a><text:span text:style-name="T62"><text:s/>e verifique.</text:span></text:p>
        </text:list-item>
      </text:list>
      <text:p text:style-name="P25"><text:span text:style-name="T63"/></text:p>
      <text:p text:style-name="P25"><text:span text:style-name="T64">FrontEnd:</text:span></text:p>
      <text:list text:style-name="L26">
        <text:list-item>
          <text:p text:style-name="P26"><text:span text:style-name="T64">Crie uma nova pasta para o frontend.</text:span></text:p>
        </text:list-item>
        <text:list-item>
          <text:p text:style-name="P26"><text:span text:style-name="T64">Utilize o comando para criar um projeto react com ts.</text:span></text:p>
        </text:list-item>
      </text:list>
      <text:p text:style-name="P27"><text:span text:style-name="T65">npx create-react-app projeto --template typescript</text:span></text:p>
      <text:p text:style-name="P27"><text:span text:style-name="T65">npm install axios</text:span></text:p>
      <text:p text:style-name="P28"><text:span text:style-name="T66">Obs.: Esses comandos irão gerar um programa em react para testar e instalar o axios que usaremos para conectar com o backend.</text:span></text:p>
      <text:list text:style-name="L29">
        <text:list-item>
          <text:p text:style-name="P29"><text:span text:style-name="T66">No arquivo index.tsx, copie e cole o seguinte código:</text:span></text:p>
        </text:list-item>
      </text:list>
      <text:p text:style-name="P30"><text:span text:style-name="T67">import React from 'react';</text:span></text:p>
      <text:p text:style-name="P30"><text:span text:style-name="T67">import ReactDOM from 'react-dom';</text:span></text:p>
      <text:p text:style-name="P30"><text:span text:style-name="T67">import App from './App';</text:span></text:p>
      <text:p text:style-name="P30"><text:span text:style-name="T67">import './index.css';</text:span></text:p>
      <text:p text:style-name="P30"><text:span text:style-name="T68"/></text:p>
      <text:p text:style-name="P30"><text:span text:style-name="T69">ReactDOM.render(</text:span></text:p>
      <text:p text:style-name="P30"><text:span text:style-name="T69"><text:s text:c="2"/>&lt;React.StrictMode&gt;</text:span></text:p>
      <text:p text:style-name="P30"><text:span text:style-name="T69"><text:s text:c="4"/>&lt;App /&gt;</text:span></text:p>
      <text:p text:style-name="P30"><text:span text:style-name="T69"><text:s text:c="2"/>&lt;/React.StrictMode&gt;,</text:span></text:p>
      <text:p text:style-name="P30"><text:span text:style-name="T69"><text:s text:c="2"/>document.getElementById('root')</text:span></text:p>
      <text:p text:style-name="P30"><text:span text:style-name="T69">);</text:span></text:p>
      <text:p text:style-name="P31"><text:span text:style-name="T70"/></text:p>
      <text:list text:style-name="L32">
        <text:list-item>
          <text:p text:style-name="P32"><text:span text:style-name="T71">No arquivo App.tsx copie e cole o seguinte código:</text:span></text:p>
        </text:list-item>
      </text:list>
      <text:p text:style-name="P33"><text:span text:style-name="T72">import React, { useState } from 'react';</text:span></text:p>
      <text:p text:style-name="P33"><text:span text:style-name="T72">import axios from 'axios';</text:span></text:p>
      <text:p text:style-name="P33"><text:span text:style-name="T73"/></text:p>
      <text:p text:style-name="P33"><text:span text:style-name="T74">const App: React.FC = () =&gt; {</text:span></text:p>
      <text:p text:style-name="P33"><text:span text:style-name="T74"><text:s text:c="2"/>const [response, setResponse] = useState('');</text:span></text:p>
      <text:p text:style-name="P33"><text:span text:style-name="T75"/></text:p>
      <text:p text:style-name="P33"><text:span text:style-name="T76"><text:s text:c="2"/>const handleButtonClick = async (route: string) =&gt; {</text:span></text:p>
      <text:p text:style-name="P33"><text:span text:style-name="T76"><text:s text:c="4"/>try {</text:span></text:p>
      <text:p text:style-name="P33"><text:span text:style-name="T76"><text:s text:c="6"/>const { data } = await axios.get(`http://localhost:5000/${route}`);</text:span></text:p>
      <text:p text:style-name="P33"><text:span text:style-name="T76"><text:s text:c="6"/>setResponse(JSON.stringify(data));</text:span></text:p>
      <text:p text:style-name="P33"><text:span text:style-name="T76"><text:s text:c="4"/>} catch (error) {</text:span></text:p>
      <text:p text:style-name="P33"><text:span text:style-name="T76"><text:s text:c="6"/>console.error(error);</text:span></text:p>
      <text:p text:style-name="P33"><text:span text:style-name="T76"><text:s text:c="6"/>setResponse('Erro ao chamar a API');</text:span></text:p>
      <text:p text:style-name="P33"><text:span text:style-name="T76"><text:s text:c="4"/>}</text:span></text:p>
      <text:p text:style-name="P33"><text:span text:style-name="T76"><text:s text:c="2"/>};</text:span></text:p>
      <text:p text:style-name="P33"><text:span text:style-name="T77"/></text:p>
      <text:p text:style-name="P33"><text:span text:style-name="T78"><text:s text:c="2"/>return (</text:span></text:p>
      <text:p text:style-name="P33"><text:span text:style-name="T78"><text:s text:c="4"/>&lt;div&gt;</text:span></text:p>
      <text:p text:style-name="P33"><text:span text:style-name="T78"><text:s text:c="6"/>&lt;button onClick={() =&gt; handleButtonClick('teste')}&gt;Rota 1&lt;/button&gt;</text:span></text:p>
      <text:p text:style-name="P33"><text:span text:style-name="T78"><text:s text:c="6"/>&lt;button onClick={() =&gt; handleButtonClick('teste/123')}&gt;Rota 2&lt;/button&gt;</text:span></text:p>
      <text:p text:style-name="P33"><text:span text:style-name="T78"><text:s text:c="6"/>&lt;button onClick={() =&gt; handleButtonClick('testeQuery?valor=3&amp;quantidade=1')}&gt;Rota 3&lt;/button&gt;</text:span></text:p>
      <text:p text:style-name="P33"><text:span text:style-name="T78"><text:s text:c="6"/>&lt;div&gt;</text:span></text:p>
      <text:p text:style-name="P33"><text:span text:style-name="T78"><text:s text:c="8"/>&lt;h3&gt;Resposta da API:&lt;/h3&gt;</text:span></text:p>
      <text:p text:style-name="P33"><text:span text:style-name="T78"><text:s text:c="8"/>&lt;pre&gt;{response}&lt;/pre&gt;</text:span></text:p>
      <text:p text:style-name="P33"><text:span text:style-name="T78"><text:s text:c="6"/>&lt;/div&gt;</text:span></text:p>
      <text:p text:style-name="P33"><text:span text:style-name="T78"><text:s text:c="4"/>&lt;/div&gt;</text:span></text:p>
      <text:p text:style-name="P33"><text:span text:style-name="T78"><text:s text:c="2"/>);</text:span></text:p>
      <text:p text:style-name="P33"><text:span text:style-name="T78">};</text:span></text:p>
      <text:p text:style-name="P33"><text:span text:style-name="T79"/></text:p>
      <text:p text:style-name="P33"><text:span text:style-name="T80">export default App;</text:span></text:p>
      <text:p text:style-name="P33"><text:span text:style-name="T81"/></text:p>
      <text:p text:style-name="P33"><text:span text:style-name="T81"/></text:p>
      <text:p text:style-name="P34"><text:span text:style-name="T81"/></text:p>
      <text:p text:style-name="P34"><text:span text:style-name="T82">Execute o frontend com o comando de terminal: </text:span></text:p>
      <text:p text:style-name="P34"><text:span text:style-name="T83">npm start</text:span></text:p>
      <text:p text:style-name="P34"><text:span text:style-name="T84">Execute o backend com o comando de terminal:</text:span></text:p>
      <text:p text:style-name="P34"><text:span text:style-name="T85">ts-node src/server.ts</text:span></text:p>
      <text:p text:style-name="P34"><text:span text:style-name="T86"/></text:p>
      <text:p text:style-name="P34"><text:span text:style-name="T87">BASTA APENAS TESTAR !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